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60000001EC7A902C5CA0821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pitch="variable"/>
    <style:font-face style:name="Lato1" svg:font-family="Lato" style:font-adornments="Gras" style:font-pitch="variable"/>
    <style:font-face style:name="Lato2" svg:font-family="Lato" style:font-adornments="Normal" style:font-pitch="variable"/>
    <style:font-face style:name="Liberation Serif" svg:font-family="'Liberation Serif'" style:font-family-generic="rom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Normal"/>
  </office:font-face-decls>
  <office:automatic-styles>
    <style:style style:name="P1" style:family="paragraph" style:parent-style-name="Footnote">
      <style:text-properties officeooo:paragraph-rsid="002321b2"/>
    </style:style>
    <style:style style:name="P2" style:family="paragraph" style:parent-style-name="Title">
      <style:paragraph-properties fo:break-before="page" text:number-lines="false" text:line-number="0"/>
      <style:text-properties officeooo:paragraph-rsid="002321b2"/>
    </style:style>
    <style:style style:name="P3" style:family="paragraph" style:parent-style-name="Footnote">
      <style:text-properties officeooo:paragraph-rsid="0025d5e5"/>
    </style:style>
    <style:style style:name="P4" style:family="paragraph" style:parent-style-name="Footnote">
      <style:text-properties officeooo:paragraph-rsid="002840a0"/>
    </style:style>
    <style:style style:name="P5" style:family="paragraph" style:parent-style-name="Footnote">
      <style:text-properties officeooo:rsid="00314268" officeooo:paragraph-rsid="00314268"/>
    </style:style>
    <style:style style:name="P6" style:family="paragraph" style:parent-style-name="Footnote">
      <style:text-properties officeooo:paragraph-rsid="003baa3d"/>
    </style:style>
    <style:style style:name="P7" style:family="paragraph" style:parent-style-name="Footnote">
      <style:text-properties officeooo:paragraph-rsid="003b814a"/>
    </style:style>
    <style:style style:name="P8" style:family="paragraph" style:parent-style-name="Footnote">
      <style:text-properties fo:font-size="10.5pt" officeooo:paragraph-rsid="004070fe" style:font-size-asian="10.5pt" style:font-size-complex="10.5pt"/>
    </style:style>
    <style:style style:name="P9" style:family="paragraph" style:parent-style-name="Footnote">
      <style:text-properties officeooo:paragraph-rsid="00427edd"/>
    </style:style>
    <style:style style:name="P10" style:family="paragraph" style:parent-style-name="Footnote">
      <style:text-properties style:font-name="Lato" fo:font-size="10.5pt" officeooo:paragraph-rsid="0036f4c4" style:font-size-asian="10.5pt" style:font-size-complex="10.5pt"/>
    </style:style>
    <style:style style:name="P11" style:family="paragraph" style:parent-style-name="Text_20_body">
      <style:text-properties style:font-name="Lato" fo:font-size="12pt" officeooo:paragraph-rsid="004231aa" style:font-size-asian="12pt" style:font-size-complex="12pt"/>
    </style:style>
    <style:style style:name="P12" style:family="paragraph" style:parent-style-name="Standard">
      <style:text-properties style:font-name="Lato" fo:font-size="12pt" officeooo:paragraph-rsid="004231aa" fo:background-color="#ffff00" style:font-size-asian="12pt" style:font-size-complex="12pt"/>
    </style:style>
    <style:style style:name="P13" style:family="paragraph" style:parent-style-name="Text_20_body">
      <style:text-properties officeooo:paragraph-rsid="0023ef66"/>
    </style:style>
    <style:style style:name="P14" style:family="paragraph" style:parent-style-name="Text_20_body">
      <style:text-properties officeooo:paragraph-rsid="002a9441"/>
    </style:style>
    <style:style style:name="P15" style:family="paragraph" style:parent-style-name="Text_20_body">
      <style:text-properties officeooo:paragraph-rsid="003ae10f"/>
    </style:style>
    <style:style style:name="P16" style:family="paragraph" style:parent-style-name="Text_20_body">
      <style:text-properties officeooo:paragraph-rsid="00410693"/>
    </style:style>
    <style:style style:name="P17" style:family="paragraph" style:parent-style-name="Standard">
      <style:paragraph-properties text:number-lines="false" text:line-number="0"/>
      <style:text-properties fo:color="#0000b0" loext:opacity="100%" style:font-name="Lato" fo:font-size="13pt" officeooo:paragraph-rsid="004738e8" style:font-size-asian="13pt" style:font-size-complex="13pt"/>
    </style:style>
    <style:style style:name="P18" style:family="paragraph" style:parent-style-name="Text_20_body">
      <loext:graphic-properties draw:fill-gradient-name="gradient" draw:fill-hatch-name="hatch"/>
      <style:paragraph-properties fo:margin-top="0cm" fo:margin-bottom="1.298cm" style:contextual-spacing="false" text:number-lines="false" text:line-number="0"/>
      <style:text-properties fo:color="#0000b0" loext:opacity="100%" style:font-name="Lato" fo:font-size="13pt" officeooo:rsid="004d0837" officeooo:paragraph-rsid="004d0837" style:font-size-asian="13pt" style:font-size-complex="13pt"/>
    </style:style>
    <style:style style:name="P19" style:family="paragraph" style:parent-style-name="Standard">
      <style:text-properties fo:letter-spacing="-0.007cm"/>
    </style:style>
    <style:style style:name="P20" style:family="paragraph" style:parent-style-name="Text_20_body">
      <style:paragraph-properties text:number-lines="false" text:line-number="0"/>
      <style:text-properties officeooo:paragraph-rsid="004738e8"/>
    </style:style>
    <style:style style:name="P21" style:family="paragraph" style:parent-style-name="Text_20_body">
      <style:paragraph-properties text:number-lines="false" text:line-number="0"/>
      <style:text-properties fo:font-weight="normal" officeooo:rsid="00499ec6" officeooo:paragraph-rsid="00499ec6" style:font-weight-asian="normal" style:font-weight-complex="normal"/>
    </style:style>
    <style:style style:name="P22" style:family="paragraph" style:parent-style-name="Title">
      <style:paragraph-properties text:number-lines="false" text:line-number="0"/>
      <style:text-properties fo:color="#000084" loext:opacity="100%" style:font-name="Lato" fo:font-size="26pt" officeooo:rsid="0056e50e" officeooo:paragraph-rsid="004738e8" style:font-size-asian="26pt" style:font-size-complex="26pt"/>
    </style:style>
    <style:style style:name="P23" style:family="paragraph" style:parent-style-name="Standard">
      <style:text-properties fo:background-color="#ffff00"/>
    </style:style>
    <style:style style:name="P24" style:family="paragraph" style:parent-style-name="Standard">
      <style:text-properties officeooo:paragraph-rsid="00410693" fo:background-color="#ffff00"/>
    </style:style>
    <style:style style:name="P25" style:family="paragraph" style:parent-style-name="Text_20_body">
      <style:text-properties officeooo:paragraph-rsid="0023ef66" fo:background-color="#ffff00"/>
    </style:style>
    <style:style style:name="P26" style:family="paragraph" style:parent-style-name="Text_20_body">
      <style:text-properties fo:background-color="#ffff00"/>
    </style:style>
    <style:style style:name="P27" style:family="paragraph" style:parent-style-name="Text_20_body">
      <style:text-properties officeooo:paragraph-rsid="0039a983" fo:background-color="#ffff00"/>
    </style:style>
    <style:style style:name="P28" style:family="paragraph" style:parent-style-name="Text_20_body">
      <loext:graphic-properties draw:fill-gradient-name="gradient" draw:fill-hatch-name="hatch"/>
      <style:paragraph-properties fo:margin-top="0cm" fo:margin-bottom="1.298cm" style:contextual-spacing="false" text:number-lines="false" text:line-number="0"/>
      <style:text-properties officeooo:rsid="004d0837" officeooo:paragraph-rsid="004d0837"/>
    </style:style>
    <style:style style:name="P29" style:family="paragraph" style:parent-style-name="Text_20_body">
      <style:text-properties fo:background-color="#00c462"/>
    </style:style>
    <style:style style:name="P30" style:family="paragraph" style:parent-style-name="Heading_20_1">
      <style:paragraph-properties text:number-lines="false" text:line-number="0"/>
    </style:style>
    <style:style style:name="P31" style:family="paragraph" style:parent-style-name="Heading_20_1">
      <style:paragraph-properties text:number-lines="false" text:line-number="0"/>
      <style:text-properties officeooo:paragraph-rsid="002955ee"/>
    </style:style>
    <style:style style:name="P32" style:family="paragraph" style:parent-style-name="Heading_20_2">
      <style:paragraph-properties text:number-lines="false" text:line-number="0"/>
    </style:style>
    <style:style style:name="P33" style:family="paragraph" style:parent-style-name="Heading_20_2">
      <style:paragraph-properties text:number-lines="false" text:line-number="0"/>
      <style:text-properties officeooo:paragraph-rsid="0039a983"/>
    </style:style>
    <style:style style:name="P34" style:family="paragraph" style:parent-style-name="Heading_20_2" style:master-page-name="">
      <loext:graphic-properties draw:fill="none"/>
      <style:paragraph-properties fo:margin-left="1.3cm" fo:margin-right="0cm" fo:margin-top="0.75cm" fo:margin-bottom="0.109cm" style:contextual-spacing="false" fo:text-align="justify" style:justify-single-word="false" fo:text-indent="-0.9cm" style:auto-text-indent="false" style:page-number="auto" fo:background-color="transparent" fo:keep-with-next="always" text:number-lines="false" text:line-number="0">
        <style:tab-stops>
          <style:tab-stop style:position="-0.612cm"/>
        </style:tab-stops>
      </style:paragraph-properties>
      <style:text-properties style:font-name="Lato" fo:font-size="12pt" officeooo:paragraph-rsid="004231aa" style:font-size-asian="12pt" style:font-size-complex="12pt"/>
    </style:style>
    <style:style style:name="P35" style:family="paragraph" style:parent-style-name="Standard" style:list-style-name="L1">
      <style:paragraph-properties text:number-lines="false" text:line-number="0"/>
      <style:text-properties fo:color="#0000b0" loext:opacity="100%" style:font-name="Lato" fo:font-size="13pt" officeooo:paragraph-rsid="004738e8" style:font-size-asian="13pt" style:font-size-complex="13pt"/>
    </style:style>
    <style:style style:name="P36" style:family="paragraph" style:parent-style-name="Standard" style:list-style-name="L1">
      <style:text-properties fo:color="#0000b0" loext:opacity="100%" style:font-name="Lato" fo:font-size="13pt" officeooo:paragraph-rsid="004738e8" style:font-size-asian="13pt" style:font-size-complex="13pt"/>
    </style:style>
    <style:style style:name="P37" style:family="paragraph" style:parent-style-name="Standard" style:list-style-name="L2">
      <style:text-properties style:font-name="Lato" fo:font-size="12pt" officeooo:paragraph-rsid="004231aa" style:font-size-asian="12pt" style:font-size-complex="12pt"/>
    </style:style>
    <style:style style:name="P38" style:family="paragraph" style:parent-style-name="Text_20_body" style:list-style-name="L1">
      <loext:graphic-properties draw:fill-gradient-name="gradient" draw:fill-hatch-name="hatch"/>
      <style:paragraph-properties fo:margin-top="0cm" fo:margin-bottom="1.298cm" style:contextual-spacing="false" text:number-lines="false" text:line-number="0"/>
      <style:text-properties officeooo:paragraph-rsid="004738e8"/>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321b2"/>
    </style:style>
    <style:style style:name="T2" style:family="text">
      <style:text-properties fo:font-style="italic" style:font-style-asian="italic" style:font-style-complex="italic"/>
    </style:style>
    <style:style style:name="T3" style:family="text">
      <style:text-properties fo:font-style="italic" officeooo:rsid="0023b34a" style:font-style-asian="italic" style:font-style-complex="italic"/>
    </style:style>
    <style:style style:name="T4" style:family="text">
      <style:text-properties fo:font-style="italic" fo:font-weight="normal" officeooo:rsid="002321b2" style:font-style-asian="italic" style:font-weight-asian="normal" style:font-style-complex="italic" style:font-weight-complex="normal"/>
    </style:style>
    <style:style style:name="T5" style:family="text">
      <style:text-properties fo:font-style="italic" fo:font-weight="normal" officeooo:rsid="0024f950" style:font-style-asian="italic" style:font-weight-asian="normal" style:font-style-complex="italic" style:font-weight-complex="normal"/>
    </style:style>
    <style:style style:name="T6" style:family="text">
      <style:text-properties fo:font-style="italic" fo:font-weight="normal" officeooo:rsid="00232eb0" style:font-style-asian="italic" style:font-weight-asian="normal" style:font-style-complex="italic" style:font-weight-complex="normal"/>
    </style:style>
    <style:style style:name="T7" style:family="text">
      <style:text-properties fo:font-style="italic" fo:background-color="#00c462" loext:char-shading-value="0"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b34a" style:font-style-asian="normal" style:font-style-complex="normal"/>
    </style:style>
    <style:style style:name="T11" style:family="text">
      <style:text-properties fo:font-style="normal" fo:font-weight="normal" officeooo:rsid="002321b2" style:font-style-asian="normal" style:font-weight-asian="normal" style:font-style-complex="normal" style:font-weight-complex="normal"/>
    </style:style>
    <style:style style:name="T12" style:family="text">
      <style:text-properties fo:font-style="normal" fo:font-weight="normal" officeooo:rsid="002fe40c" style:font-style-asian="normal" style:font-weight-asian="normal" style:font-style-complex="normal" style:font-weight-complex="normal"/>
    </style:style>
    <style:style style:name="T13" style:family="text">
      <style:text-properties fo:font-style="normal" fo:font-weight="normal" officeooo:rsid="0024ca4b" style:font-style-asian="normal" style:font-weight-asian="normal" style:font-style-complex="normal" style:font-weight-complex="normal"/>
    </style:style>
    <style:style style:name="T14" style:family="text">
      <style:text-properties fo:font-style="normal" fo:font-weight="normal" officeooo:rsid="0023ef66" style:font-style-asian="normal" style:font-weight-asian="normal" style:font-style-complex="normal" style:font-weight-complex="normal"/>
    </style:style>
    <style:style style:name="T15" style:family="text">
      <style:text-properties fo:font-style="normal" fo:font-weight="normal" officeooo:rsid="0024f950" style:font-style-asian="normal" style:font-weight-asian="normal" style:font-style-complex="normal" style:font-weight-complex="normal"/>
    </style:style>
    <style:style style:name="T16" style:family="text">
      <style:text-properties fo:font-style="normal" fo:font-weight="normal" officeooo:rsid="0025d5e5" style:font-style-asian="normal" style:font-weight-asian="normal" style:font-style-complex="normal" style:font-weight-complex="normal"/>
    </style:style>
    <style:style style:name="T17" style:family="text">
      <style:text-properties fo:font-style="normal" fo:font-weight="normal" officeooo:rsid="00232eb0" style:font-style-asian="normal" style:font-weight-asian="normal" style:font-style-complex="normal" style:font-weight-complex="normal"/>
    </style:style>
    <style:style style:name="T18" style:family="text">
      <style:text-properties fo:font-style="normal" officeooo:rsid="002321b2" fo:background-color="#ffff00" loext:char-shading-value="0" style:font-style-asian="normal" style:font-style-complex="normal"/>
    </style:style>
    <style:style style:name="T19" style:family="text">
      <style:text-properties fo:font-style="normal" officeooo:rsid="002955ee" fo:background-color="#00c462" loext:char-shading-value="0" style:font-style-asian="normal" style:font-style-complex="normal"/>
    </style:style>
    <style:style style:name="T20" style:family="text">
      <style:text-properties fo:font-weight="normal" style:font-weight-asian="normal" style:font-weight-complex="normal"/>
    </style:style>
    <style:style style:name="T21" style:family="text">
      <style:text-properties fo:font-weight="normal" officeooo:rsid="002321b2" style:font-weight-asian="normal" style:font-weight-complex="normal"/>
    </style:style>
    <style:style style:name="T22" style:family="text">
      <style:text-properties fo:font-weight="normal" officeooo:rsid="002fe40c" style:font-weight-asian="normal" style:font-weight-complex="normal"/>
    </style:style>
    <style:style style:name="T23" style:family="text">
      <style:text-properties style:font-name="Lato2" fo:font-size="12pt" officeooo:rsid="002321b2"/>
    </style:style>
    <style:style style:name="T24" style:family="text">
      <style:text-properties style:font-name="Lato2" fo:font-size="12pt" officeooo:rsid="0023b34a"/>
    </style:style>
    <style:style style:name="T25" style:family="text">
      <style:text-properties style:font-name="Lato2" fo:font-size="12pt" officeooo:rsid="002c86da"/>
    </style:style>
    <style:style style:name="T26" style:family="text">
      <style:text-properties style:font-name="Lato2" fo:font-size="12pt" officeooo:rsid="00448c16"/>
    </style:style>
    <style:style style:name="T27" style:family="text">
      <style:text-properties style:font-name="Lato2" fo:font-size="12pt" officeooo:rsid="0023b34a" fo:background-color="#00c462" loext:char-shading-value="0"/>
    </style:style>
    <style:style style:name="T28" style:family="text">
      <style:text-properties style:font-name="Lato2" fo:font-size="12pt" officeooo:rsid="0039a983" fo:background-color="transparent" loext:char-shading-value="0"/>
    </style:style>
    <style:style style:name="T29" style:family="text">
      <style:text-properties style:font-name="Lato2" fo:font-size="12pt" officeooo:rsid="002a9441" fo:background-color="#ffff00" loext:char-shading-value="0"/>
    </style:style>
    <style:style style:name="T30" style:family="text">
      <style:text-properties style:font-name="Lato2" fo:font-size="10.5pt" officeooo:rsid="002321b2" style:font-size-asian="10pt" style:font-size-complex="10pt"/>
    </style:style>
    <style:style style:name="T31" style:family="text">
      <style:text-properties style:font-name="Lato2" fo:font-size="10.5pt" officeooo:rsid="0025d5e5" style:font-size-asian="10pt" style:font-size-complex="10pt"/>
    </style:style>
    <style:style style:name="T32" style:family="text">
      <style:text-properties style:font-name="Lato2" fo:font-size="10.5pt" officeooo:rsid="00262ec3" style:font-size-asian="10pt" style:font-size-complex="10pt"/>
    </style:style>
    <style:style style:name="T33" style:family="text">
      <style:text-properties style:font-name="Lato2" fo:font-size="10.5pt" officeooo:rsid="0027464e" style:font-size-asian="10pt" style:font-size-complex="10pt"/>
    </style:style>
    <style:style style:name="T34" style:family="text">
      <style:text-properties style:font-name="Lato2" fo:font-size="10.5pt" officeooo:rsid="002840a0" style:font-size-asian="10pt" style:font-size-complex="10pt"/>
    </style:style>
    <style:style style:name="T35" style:family="text">
      <style:text-properties style:font-name="Lato2" fo:font-size="10.5pt" officeooo:rsid="00314268" style:font-size-asian="10pt" style:font-size-complex="10pt"/>
    </style:style>
    <style:style style:name="T36" style:family="text">
      <style:text-properties style:font-name="Lato2" fo:font-size="10.5pt" fo:font-style="normal" fo:font-weight="normal" officeooo:rsid="0025d5e5" style:font-size-asian="10pt" style:font-style-asian="normal" style:font-weight-asian="normal" style:font-size-complex="10pt" style:font-style-complex="normal" style:font-weight-complex="normal"/>
    </style:style>
    <style:style style:name="T37" style:family="text">
      <style:text-properties style:font-name="Lato2" fo:font-size="10.5pt" fo:font-style="normal" fo:font-weight="normal" officeooo:rsid="003b814a" style:font-size-asian="10pt" style:font-style-asian="normal" style:font-weight-asian="normal" style:font-size-complex="10pt" style:font-style-complex="normal" style:font-weight-complex="normal"/>
    </style:style>
    <style:style style:name="T38" style:family="text">
      <style:text-properties style:font-name="Lato2" fo:font-size="10.5pt" fo:font-weight="normal" officeooo:rsid="003b814a" style:font-size-asian="10pt" style:font-weight-asian="normal" style:font-size-complex="10pt" style:font-weight-complex="normal"/>
    </style:style>
    <style:style style:name="T39" style:family="text">
      <style:text-properties fo:color="#000084" loext:opacity="100%" style:font-name="Lato1" fo:font-size="16pt" fo:font-weight="bold" officeooo:rsid="0023ef66" style:font-name-asian="Noto Sans CJK SC Regular" style:font-size-asian="16.1000003814697pt" style:font-weight-asian="bold" style:font-name-complex="Lohit Devanagari1" style:font-size-complex="16.1000003814697pt" style:font-weight-complex="bold"/>
    </style:style>
    <style:style style:name="T40" style:family="text">
      <style:text-properties officeooo:rsid="0023b34a"/>
    </style:style>
    <style:style style:name="T41" style:family="text">
      <style:text-properties officeooo:rsid="0025d5e5"/>
    </style:style>
    <style:style style:name="T42" style:family="text">
      <style:text-properties officeooo:rsid="00262ec3"/>
    </style:style>
    <style:style style:name="T43" style:family="text">
      <style:text-properties officeooo:rsid="0027464e"/>
    </style:style>
    <style:style style:name="T44" style:family="text">
      <style:text-properties officeooo:rsid="002840a0"/>
    </style:style>
    <style:style style:name="T45" style:family="text">
      <style:text-properties officeooo:rsid="002a9441"/>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2a9441" style:font-weight-asian="normal" style:font-weight-complex="normal"/>
    </style:style>
    <style:style style:name="T48" style:family="text">
      <style:text-properties officeooo:rsid="002c86da"/>
    </style:style>
    <style:style style:name="T49" style:family="text">
      <style:text-properties fo:background-color="transparent" loext:char-shading-value="0"/>
    </style:style>
    <style:style style:name="T50" style:family="text">
      <style:text-properties officeooo:rsid="002321b2" fo:background-color="transparent" loext:char-shading-value="0"/>
    </style:style>
    <style:style style:name="T51" style:family="text">
      <style:text-properties officeooo:rsid="00314268"/>
    </style:style>
    <style:style style:name="T52" style:family="text">
      <style:text-properties officeooo:rsid="0036f4c4"/>
    </style:style>
    <style:style style:name="T53" style:family="text">
      <style:text-properties style:font-name="Linux Libertine Display O" fo:font-size="10.5pt" officeooo:rsid="0041f24a" style:font-size-asian="10pt" style:font-size-complex="10pt"/>
    </style:style>
    <style:style style:name="T54" style:family="text">
      <style:text-properties officeooo:rsid="003b0c89"/>
    </style:style>
    <style:style style:name="T55" style:family="text">
      <style:text-properties officeooo:rsid="003eab26"/>
    </style:style>
    <style:style style:name="T56" style:family="text">
      <style:text-properties officeooo:rsid="004070fe"/>
    </style:style>
    <style:style style:name="T57" style:family="text">
      <style:text-properties style:font-name="Lato"/>
    </style:style>
    <style:style style:name="T58" style:family="text">
      <style:text-properties style:font-name="Lato" officeooo:rsid="003b6d27"/>
    </style:style>
    <style:style style:name="T59" style:family="text">
      <style:text-properties style:font-name="Lato" officeooo:rsid="00492fd4"/>
    </style:style>
    <style:style style:name="T60" style:family="text">
      <style:text-properties style:font-name="Lato" officeooo:rsid="00427edd"/>
    </style:style>
    <style:style style:name="T61" style:family="text">
      <style:text-properties style:font-name="Lato" officeooo:rsid="0046759c"/>
    </style:style>
    <style:style style:name="T62" style:family="text">
      <style:text-properties style:font-name="Lato" fo:font-weight="normal" style:font-weight-asian="normal" style:font-weight-complex="normal"/>
    </style:style>
    <style:style style:name="T63" style:family="text">
      <style:text-properties style:font-name="Lato" fo:font-weight="normal" officeooo:rsid="00427edd" style:font-weight-asian="normal" style:font-weight-complex="normal"/>
    </style:style>
    <style:style style:name="T64" style:family="text">
      <style:text-properties style:font-name="Lato" fo:font-weight="normal" officeooo:rsid="00427edd" style:font-name-asian="OpenSymbol1" style:font-weight-asian="normal" style:font-name-complex="OpenSymbol1" style:font-weight-complex="normal"/>
    </style:style>
    <style:style style:name="T65" style:family="text">
      <style:text-properties style:font-name="Lato" fo:font-weight="normal" officeooo:rsid="00427edd" style:font-name-asian="Noto Serif CJK SC" style:font-weight-asian="normal" style:font-name-complex="Lohit Devanagari1" style:font-weight-complex="normal"/>
    </style:style>
    <style:style style:name="T66" style:family="text">
      <style:text-properties style:font-name="Lato" fo:font-style="italic" fo:font-weight="normal" officeooo:rsid="00427edd" style:font-style-asian="italic" style:font-weight-asian="normal" style:font-style-complex="italic" style:font-weight-complex="normal"/>
    </style:style>
    <style:style style:name="T67" style:family="text">
      <style:text-properties style:font-name="Lato" fo:font-style="italic" officeooo:rsid="0036f4c4" style:font-style-asian="italic" style:font-style-complex="italic"/>
    </style:style>
    <style:style style:name="T68" style:family="text">
      <style:text-properties style:font-name="Lato" fo:font-size="10.5pt" fo:font-style="italic" officeooo:rsid="00427edd" style:font-size-asian="10pt" style:font-style-asian="italic" style:font-size-complex="10pt" style:font-style-complex="italic"/>
    </style:style>
    <style:style style:name="T69" style:family="text">
      <style:text-properties style:font-name="Lato" officeooo:rsid="003df483"/>
    </style:style>
    <style:style style:name="T70" style:family="text">
      <style:text-properties style:font-name="Lato" officeooo:rsid="00427edd" style:font-name-asian="OpenSymbol1" style:font-name-complex="OpenSymbol1"/>
    </style:style>
    <style:style style:name="T71" style:family="text">
      <style:text-properties style:font-name="Lato" officeooo:rsid="00427edd" style:font-name-asian="Noto Serif CJK SC" style:font-name-complex="Lohit Devanagari1"/>
    </style:style>
    <style:style style:name="T72" style:family="text">
      <style:text-properties style:font-name="Lato" officeooo:rsid="0036f4c4"/>
    </style:style>
    <style:style style:name="T73" style:family="text">
      <style:text-properties style:font-name="Lato" officeooo:rsid="0037e994"/>
    </style:style>
    <style:style style:name="T74" style:family="text">
      <style:text-properties officeooo:rsid="00468350"/>
    </style:style>
    <style:style style:name="T75" style:family="text">
      <style:text-properties fo:color="#0000b0" loext:opacity="100%" style:font-name="Lato" fo:font-size="13pt" fo:font-weight="bold" officeooo:rsid="00380ed0" style:font-size-asian="13pt" style:font-weight-asian="bold" style:font-size-complex="13pt" style:font-weight-complex="bold"/>
    </style:style>
    <style:style style:name="T76" style:family="text">
      <style:text-properties fo:color="#0000b0" loext:opacity="100%" style:font-name="Lato" fo:font-size="13pt" fo:font-weight="bold" officeooo:rsid="00406829" style:font-size-asian="13pt" style:font-weight-asian="bold" style:font-size-complex="13pt" style:font-weight-complex="bold"/>
    </style:style>
    <style:style style:name="T77" style:family="text">
      <style:text-properties fo:color="#0000b0" loext:opacity="100%" style:font-name="Lato" fo:font-size="13pt" fo:font-weight="bold" officeooo:rsid="002b6b41" style:font-size-asian="13pt" style:font-weight-asian="bold" style:font-size-complex="13pt" style:font-weight-complex="bold"/>
    </style:style>
    <style:style style:name="T78" style:family="text">
      <style:text-properties fo:color="#0000b0" loext:opacity="100%" style:font-name="Lato" fo:font-size="13pt" style:font-size-asian="13pt" style:font-size-complex="13pt"/>
    </style:style>
    <style:style style:name="T79" style:family="text">
      <style:text-properties fo:color="#0000b0" loext:opacity="100%" style:font-name="Lato" fo:font-size="13pt" officeooo:rsid="00380ed0" style:font-size-asian="13pt" style:font-size-complex="13pt"/>
    </style:style>
    <style:style style:name="T80" style:family="text">
      <style:text-properties fo:color="#0000b0" loext:opacity="100%" style:font-name="Lato" fo:font-size="13pt" officeooo:rsid="00406829" style:font-size-asian="13pt" style:font-size-complex="13pt"/>
    </style:style>
    <style:style style:name="T81" style:family="text">
      <style:text-properties fo:color="#0000b0" loext:opacity="100%" style:font-name="Lato" fo:font-size="13pt" officeooo:rsid="002416b0" style:font-size-asian="13pt" style:font-size-complex="13pt"/>
    </style:style>
    <style:style style:name="T82" style:family="text">
      <style:text-properties fo:color="#0000b0" loext:opacity="100%" style:font-name="Lato" fo:font-size="13pt" officeooo:rsid="002b6b41" style:font-size-asian="13pt" style:font-size-complex="13pt"/>
    </style:style>
    <style:style style:name="T83" style:family="text">
      <style:text-properties fo:color="#0000b0" loext:opacity="100%" style:font-name="Lato" fo:font-size="13pt" officeooo:rsid="004738e8" style:font-size-asian="13pt" style:font-size-complex="13pt"/>
    </style:style>
    <style:style style:name="T84" style:family="text">
      <style:text-properties fo:color="#0000b0" loext:opacity="100%" style:font-name="Lato" fo:font-size="13pt" officeooo:rsid="00475d17" style:font-size-asian="13pt" style:font-size-complex="13pt"/>
    </style:style>
    <style:style style:name="T85" style:family="text">
      <style:text-properties fo:color="#0000b0" loext:opacity="100%" style:font-name="Lato" fo:font-size="13pt" officeooo:rsid="00380ed0" fo:background-color="#ffff00" loext:char-shading-value="0" style:font-size-asian="13pt" style:font-size-complex="13pt"/>
    </style:style>
    <style:style style:name="T86" style:family="text">
      <style:text-properties fo:color="#0000b0" loext:opacity="100%" style:font-name="Lato" fo:font-size="13pt" officeooo:rsid="002d2634" fo:background-color="#ffff00" loext:char-shading-value="0" style:font-size-asian="13pt" style:font-size-complex="13pt"/>
    </style:style>
    <style:style style:name="T87" style:family="text">
      <style:text-properties fo:color="#0000b0" loext:opacity="100%" style:font-name="Lato" fo:font-size="13pt" fo:font-style="normal" officeooo:rsid="004738e8" fo:background-color="#ffff00" loext:char-shading-value="0" style:font-size-asian="13pt" style:font-style-asian="normal" style:font-size-complex="13pt" style:font-style-complex="normal"/>
    </style:style>
    <style:style style:name="T88" style:family="text">
      <style:text-properties officeooo:rsid="002416b0"/>
    </style:style>
    <style:style style:name="T89" style:family="text">
      <style:text-properties officeooo:rsid="00380ed0"/>
    </style:style>
    <style:style style:name="T90" style:family="text">
      <style:text-properties officeooo:rsid="00406829"/>
    </style:style>
    <style:style style:name="T91" style:family="text">
      <style:text-properties officeooo:rsid="0046e035"/>
    </style:style>
    <style:style style:name="T92" style:family="text">
      <style:text-properties fo:font-weight="bold" officeooo:rsid="0046e035" style:font-weight-asian="bold" style:font-weight-complex="bold"/>
    </style:style>
    <style:style style:name="T93" style:family="text">
      <style:text-properties fo:font-weight="bold" officeooo:rsid="002416b0" style:font-weight-asian="bold" style:font-weight-complex="bold"/>
    </style:style>
    <style:style style:name="T94" style:family="text">
      <style:text-properties fo:background-color="#00b000" loext:char-shading-value="0"/>
    </style:style>
    <style:style style:name="T95" style:family="text">
      <style:text-properties fo:background-color="#ffff00" loext:char-shading-value="0"/>
    </style:style>
    <style:style style:name="T96" style:family="text">
      <style:text-properties officeooo:rsid="0023ef66" fo:background-color="#ffff00" loext:char-shading-value="0"/>
    </style:style>
    <style:style style:name="T97" style:family="text">
      <style:text-properties officeooo:rsid="002a9441" fo:background-color="#ffff00" loext:char-shading-value="0"/>
    </style:style>
    <style:style style:name="T98" style:family="text">
      <style:text-properties officeooo:rsid="002c86da" fo:background-color="#ffff00" loext:char-shading-value="0"/>
    </style:style>
    <style:style style:name="T99" style:family="text">
      <style:text-properties officeooo:rsid="003f7e54" fo:background-color="#ffff00" loext:char-shading-value="0"/>
    </style:style>
    <style:style style:name="T100" style:family="text">
      <style:text-properties officeooo:rsid="0037e994" fo:background-color="#ffff00" loext:char-shading-value="0"/>
    </style:style>
    <style:style style:name="T101" style:family="text">
      <style:text-properties officeooo:rsid="004070fe" fo:background-color="#ffff00" loext:char-shading-value="0"/>
    </style:style>
    <style:style style:name="T102" style:family="text">
      <style:text-properties officeooo:rsid="00448c16" fo:background-color="#ffff00" loext:char-shading-value="0"/>
    </style:style>
    <style:style style:name="T103" style:family="text">
      <style:text-properties officeooo:rsid="002fe40c" fo:background-color="#ffff00" loext:char-shading-value="0"/>
    </style:style>
    <style:style style:name="T104" style:family="text">
      <style:text-properties officeooo:rsid="00427edd" fo:background-color="#ffff00" loext:char-shading-value="0"/>
    </style:style>
    <style:style style:name="T105" style:family="text">
      <style:text-properties officeooo:rsid="00314268" fo:background-color="#ffff00" loext:char-shading-value="0"/>
    </style:style>
    <style:style style:name="T106" style:family="text">
      <style:text-properties fo:background-color="#00c462" loext:char-shading-value="0"/>
    </style:style>
    <style:style style:name="T107" style:family="text">
      <style:text-properties officeooo:rsid="0023ef66" fo:background-color="#00c462" loext:char-shading-value="0"/>
    </style:style>
    <style:style style:name="T108" style:family="text">
      <style:text-properties officeooo:rsid="0023b34a" fo:background-color="#00c462" loext:char-shading-value="0"/>
    </style:style>
    <style:style style:name="T109" style:family="text">
      <style:text-properties fo:background-color="#009e4f" loext:char-shading-value="0"/>
    </style:style>
    <style:style style:name="T110" style:family="text">
      <style:text-properties fo:background-color="#00dc00" loext:char-shading-value="0"/>
    </style:style>
    <style:style style:name="T111" style:family="text">
      <style:text-properties officeooo:rsid="005dac61"/>
    </style:style>
    <style:style style:name="T11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2" text:anchor-type="paragraph" svg:x="-1.45cm" svg:y="-1.498cm" svg:width="2.275cm" svg:height="0.794cm" draw:z-index="1"><draw:image xlink:href="Pictures/10000000000000560000001EC7A902C5CA082181.png" xlink:type="simple" xlink:show="embed" xlink:actuate="onLoad" draw:mime-type="image/png"/></draw:frame><draw:frame draw:style-name="fr1" draw:name="Image1" text:anchor-type="paragraph" svg:x="-1.45cm" svg:y="-1.199cm" svg:width="2.275cm" svg:height="0.794cm" draw:z-index="0"><draw:image xlink:href="Pictures/10000000000000560000001EC7A902C5CA082181.png" xlink:type="simple" xlink:show="embed" xlink:actuate="onLoad" draw:mime-type="image/png"/></draw:frame><text:span text:style-name="T111">R</text:span>ÉSUMÉ</text:p>
      <text:p text:style-name="P21"><text:span text:style-name="T79">L</text:span><text:span text:style-name="T78">e texte « Femmes et informatique » ci-dessous a été donné en partiel en 2021.</text:span></text:p>
      <text:p text:style-name="P20"><text:span text:style-name="T75">Résumez-</text:span><text:span text:style-name="T76">le</text:span><text:span text:style-name="T75"> au tiers ou au quart</text:span><text:span text:style-name="T79"> (</text:span><text:span text:style-name="T85">entre </text:span><text:span text:style-name="Strong_20_Emphasis"><text:span text:style-name="T86">50 et 68</text:span></text:span><text:span text:style-name="T85"> lignes </text:span><text:span text:style-name="T87">dans cette police – Lato taille 12</text:span><text:span text:style-name="T79">) – vous pouvez utiliser les notes de bas de page</text:span><text:span text:style-name="T80">.</text:span></text:p>
      <text:p text:style-name="P17"><text:span text:style-name="T88">Pour</text:span><text:span text:style-name="T89"> </text:span><text:span text:style-name="T90">faire ce résumé :</text:span></text:p>
      <text:list xml:id="list1607296896" text:style-name="L1">
        <text:list-item>
          <text:list>
            <text:list-item>
              <text:list>
                <text:list-item>
                  <text:p text:style-name="P35"><text:span text:style-name="T91">lisez d’abord une fois le texte en cherchant son </text:span><text:span text:style-name="T92">thème principal</text:span><text:span text:style-name="T91"> et son </text:span><text:span text:style-name="T92">thème corollaire</text:span><text:span text:style-name="T91"> ainsi que sa </text:span><text:span text:style-name="T92">thèse</text:span><text:span text:style-name="T91">. <text:line-break/>Écrivez ceux-ci sur Moodle ;</text:span></text:p>
                </text:list-item>
                <text:list-item>
                  <text:p text:style-name="P36"><text:span text:style-name="T91">puis relisez le texte en </text:span><text:span text:style-name="T93">surlign</text:span><text:span text:style-name="T92">ant</text:span><text:span text:style-name="T88"> en vert les exemples, en jaune les idées principales et en bleu les connecteurs ;</text:span></text:p>
                </text:list-item>
                <text:list-item>
                  <text:p text:style-name="P38"><text:span text:style-name="T81">e</text:span><text:span text:style-name="T82">nfin, </text:span><text:span text:style-name="T77">rédigez</text:span><text:span text:style-name="T82"> le résumé.<text:line-break/></text:span><text:span text:style-name="T83">Vous le déposerez sur Moodle (NOM_Prénom_groupe_résumé2) </text:span><text:span text:style-name="T84">au plus tard pour le lundi 28/11 à 8 h ou pour le mercredi 30/11 à 8 h</text:span></text:p>
                </text:list-item>
              </text:list>
            </text:list-item>
          </text:list>
        </text:list-item>
      </text:list>
      <text:p text:style-name="P28"><text:span text:style-name="T84">T</text:span><text:span text:style-name="T78">hème et thèse </text:span></text:p>
      <text:p text:style-name="P18">thème = l’informatique et le thème corrolaire est l’implication des femmes dans l’informatique</text:p>
      <text:p text:style-name="P2"><text:span text:style-name="Strong_20_Emphasis"><text:span text:style-name="T1">Femmes et informatique</text:span></text:span><text:span text:style-name="Strong_20_Emphasis"><text:span text:style-name="T1"><text:note text:id="ftn1" text:note-class="footnote"><text:note-citation>1</text:note-citation><text:note-body><text:p text:style-name="P7"><text:span text:style-name="T21">Texte créé d’après « RH – Écoles d’ingénieurs, le poids des clichés, le choc des cultures »</text:span><text:span text:style-name="T4"> Le Nouvel Économiste</text:span><text:span text:style-name="T11">,</text:span><text:span text:style-name="T4"> </text:span><text:span text:style-name="T38">6 mars 2012 ;</text:span><text:span text:style-name="T21"> « Femmes et métiers de l’informatique : un monde pour elles aussi » </text:span><text:span text:style-name="T22">de </text:span><text:span text:style-name="T11">Chantal Morley (professeure en systèmes d’information, Institut Mines-Télécom) </text:span><text:span text:style-name="T12">et</text:span><text:span text:style-name="T11"> Isabelle Collet </text:span><text:span text:style-name="T12">(maitresse d’enseignement et de recherche à l’Université de Genève, spécialiste des questions de genre et d’éducation)</text:span><text:span text:style-name="T11"> </text:span><text:span text:style-name="T13">d</text:span><text:span text:style-name="T11">ans </text:span><text:span text:style-name="T4">Cahiers du Genre</text:span><text:span text:style-name="T11">, 2017 ;</text:span><text:span text:style-name="T21"> « </text:span><text:span text:style-name="Strong_20_Emphasis"><text:span text:style-name="T21">Pourquoi les filles ont délaissé l’informatique » de </text:span></text:span><text:span text:style-name="T21">Chantal Morley pour </text:span><text:span text:style-name="T4">The Conversation</text:span><text:span text:style-name="T11">, 10 mars 2019 ; « Quand l’informatique a pris de la valeur, les femmes ont dû quitter le terrain » </text:span><text:span text:style-name="T14">de </text:span><text:span text:style-name="T11">Pauline Croquet </text:span><text:span text:style-name="T14">pour </text:span><text:span text:style-name="T5">Le Monde</text:span><text:span text:style-name="T15">, </text:span><text:span text:style-name="T11">23 mars 2019 ;</text:span><text:span text:style-name="T16"> « Les femmes dans le secteur digital en 2019 : quelles avancées ? » d’Isabelle Goulmot </text:span><text:span text:style-name="T17">pour le </text:span><text:span text:style-name="T6">Journal du Net</text:span><text:span text:style-name="T17">, le </text:span><text:span text:style-name="T16">15</text:span><text:span text:style-name="T36"> avril 2019 </text:span><text:span text:style-name="T37">et Wikipédia pour les notes.</text:span></text:p></text:note-body></text:note></text:span></text:span></text:p>
      <text:h text:style-name="P30" text:outline-level="1"><text:span text:style-name="Strong_20_Emphasis">Pourquoi les </text:span><text:span text:style-name="Strong_20_Emphasis"><text:span text:style-name="T74">femmes</text:span></text:span><text:span text:style-name="Strong_20_Emphasis"> ont délaissé l’informatique</text:span></text:h>
      <text:h text:style-name="P32" text:outline-level="2">Rôle important des femmes aux débuts de l’informatique</text:h>
      <text:p text:style-name="Text_20_body">C<text:span text:style-name="T94">’est un fait qui saute aux yeux de tout organisateur de salon d’orientation post-bac ou de journées portes ouvertes en école d’ingénieurs </text:span>: l<text:span text:style-name="T95">es garçons sont largement plus nombreux que les filles </text:span>à se presser autour des stands dédiés aux <text:span text:style-name="T95">métiers du numérique. On pourrait croire qu’il en a toujours été ainsi. D’ailleurs, cet état des lieux est ancré dans les mentalités,</text:span> la figure du « geek » se déclinant encore souvent au masculin.</text:p>
      <text:p text:style-name="P25">Cela ferait presque oublier qu’aux débuts de ce qu’on appelait l’« informatique », née aux alentours de la seconde guerre mondiale, pour faire des calculs militaires et balistiques, les gens qui étaient embauchés pour opérer sur ces machines étaient des femmes, parce qu’autrefois elles faisaient ce même travail d’ordinatrices : elles calculaient à la place des machines.</text:p>
      <text:p text:style-name="Standard">C’était un travail qu’on leur laissait faire si elles avaient des notions de mathématiques. <text:span text:style-name="T96">À </text:span><text:span text:style-name="T95">cette époque, ce n’était pas du tout considéré comme un travail important</text:span>, il était assimilé au travail des téléopératrices.</text:p>
      <text:h text:style-name="P33" text:outline-level="2">Recherche et postes de « codage »</text:h>
      <text:p text:style-name="P13"><text:span text:style-name="T95">Durant ces années fondatrices, les femmes ont aussi été très présentes à un niveau opérationnel.</text:span> <text:span text:style-name="T106">Dans les années 1940, le premier ordinateur électronique, l’ENIAC</text:span><text:span text:style-name="T106"><text:note text:id="ftn2" text:note-class="footnote"><text:note-citation>2</text:note-citation><text:note-body><text:p text:style-name="Footnote">L’ENIAC (acronyme de l’expression anglaise <text:span text:style-name="T2">Electronic Numerical Integrator And Computer</text:span>) est en 1945 le premier ordinateur entièrement électronique pouvant être Turing-complet. Il peut être reprogrammé pour résoudre, en principe, tous les problèmes calculatoires.</text:p></text:note-body></text:note></text:span><text:span text:style-name="T106">, </text:span><text:span text:style-name="T27">a été</text:span><text:span text:style-name="T106"> entièrement programmé par six mathématiciennes. Au début des années 1950, chez le constructeur d’ordinateurs Eckert-Mauchly, 40 % des programmeurs étaient des femmes. Jusqu’en 1960, en Grande-Bretagne, dans la fonction publique, les « postes de codage » des ordinateurs étaient presque exclusivement féminins.</text:span></text:p>
      <text:p text:style-name="Text_20_body"><text:span text:style-name="T106">Parmi </text:span><text:span text:style-name="T107">l</text:span><text:span text:style-name="T106">es grandes figures </text:span><text:span text:style-name="T107">féminines de l’informatique</text:span><text:span text:style-name="T106">, on peut citer Grace Hopper</text:span><text:span text:style-name="T106"><text:note text:id="ftn3" text:note-class="footnote"><text:note-citation>3</text:note-citation><text:note-body><text:p text:style-name="Footnote">Grace Hopper <text:span text:style-name="T1">(</text:span>1906-1992<text:span text:style-name="T1">),</text:span> informaticienne américaine et Rear admiral de la marine américaine, est la conceptrice du premier compilateur en 1951 (A-0 System) et du langage Cobol en 1959. Au cours des années 1970, <text:span text:style-name="T1">au sein de la Navy, </text:span>elle mène les travaux d’établissement de normes pour les ordinateurs, en particulier les premiers langages de programmation évolués : Fortran et COBOL.</text:p></text:note-body></text:note></text:span><text:span text:style-name="T106">, qui a imaginé la notion de compilateur et en a fait le premier prototype en</text:span> <text:soft-page-break/><text:span text:style-name="T106">1952. C’est une femme, Mary Keller</text:span><text:span text:style-name="T106"><text:note text:id="ftn4" text:note-class="footnote"><text:note-citation>4</text:note-citation><text:note-body><text:p text:style-name="P1">Mary Keller (1913-1985), <text:span text:style-name="T30">r</text:span>eligieuse catholique américain<text:span text:style-name="T1">e</text:span>, éducatr<text:span text:style-name="T1">ice</text:span> et pionni<text:span text:style-name="T1">ère de</text:span> l’informatique.</text:p></text:note-body></text:note></text:span><text:span text:style-name="T106">, qui a soutenu la première thèse en informatique, en 1965. On peut citer aussi Kathleen Booth</text:span><text:span text:style-name="T106"><text:note text:id="ftn5" text:note-class="footnote"><text:note-citation>5</text:note-citation><text:note-body><text:p text:style-name="P4">Kathleen Booth (née en 1922), informaticienne britannique, a conçu le premier langage assembleur et le programme assembleur et l’autocode des premiers ordinateurs. Elle a contribué au développement de trois ordinateurs, à <text:span text:style-name="T41">s</text:span>avoir ARC (<text:span text:style-name="T2">Automatic Relay Calculator</text:span>), SEC (<text:span text:style-name="T2">Simple Electronic Computer</text:span>) et APEXC (<text:span text:style-name="T2">All Purpose Electronic X-Ray Computer</text:span>).</text:p></text:note-body></text:note></text:span><text:span text:style-name="T106">, pionnière de la reconnaissance de caractères et de la traduction automatique. Ou Barbara Liskov</text:span><text:span text:style-name="T106"><text:note text:id="ftn6" text:note-class="footnote"><text:note-citation>6</text:note-citation><text:note-body><text:p text:style-name="P4">Barbara Liskov (née en 1939) est une informaticienne américaine. <text:span text:style-name="T42">Elle </text:span>a mené de nombreux projets importants, parmi lesquels la conception et l’implémentation du langage CLU, le premier langage de programmation à supporter l’abstraction de données, Argus, le premier langage de haut niveau à supporter l’implémentation de programmes distribués, et Thor, un système de base de données orienté objet. Avec Jeannette Wing, elle <text:span text:style-name="T42">a </text:span>développ<text:span text:style-name="T32">é</text:span> une définition particulière du sous-typage, connue sous le nom de principe de substitution de Liskov.<text:line-break/><text:span text:style-name="T42">Elle </text:span>a reçu en 2004 la médaille John von Neumann pour « <text:span text:style-name="T2">ses contributions fondamentales aux langages de programmation, à la méthodologie de la programmation et aux systèmes distribués</text:span> » et le Prix Turing en 2008.</text:p></text:note-body></text:note></text:span><text:span text:style-name="T106">, qui </text:span><text:span text:style-name="T108">a </text:span><text:span text:style-name="T106">programm</text:span><text:span text:style-name="T27">é</text:span><text:span text:style-name="T106"> en 1968 un des premiers jeux d’échecs, et </text:span><text:span text:style-name="T27">est devenue</text:span><text:span text:style-name="T106"> professeure en intelligence artificielle au MIT</text:span><text:span text:style-name="T106"><text:note text:id="ftn7" text:note-class="footnote"><text:note-citation>7</text:note-citation><text:note-body><text:p text:style-name="Footnote">Le <text:span text:style-name="T2">Massachusetts Institute of Technology</text:span> (MIT) est un institut de recherche américain et une université, spécialisé dans les domaines de la science et de la technologie. Établissement privé, le MIT est considéré comme une des meilleures universités mondiales (classée sixième mondiale par <text:span text:style-name="T43">le magazine </text:span><text:span text:style-name="T2">Forbes</text:span> en 202<text:span text:style-name="T43">1</text:span>).</text:p></text:note-body></text:note></text:span><text:span text:style-name="T106">.</text:span></text:p>
      <text:p text:style-name="P29">Après des travaux pionniers, Adele Goldberg<text:note text:id="ftn8" text:note-class="footnote"><text:note-citation>8</text:note-citation><text:note-body><text:p text:style-name="P4">Adele Goldberg <text:span text:style-name="T43">(née en </text:span>1945<text:span text:style-name="T43">) </text:span>est une informaticienne américaine. Travaillant au Palo Alto Research Center (PARC) dans les années 1970, elle a notamment participé au développement du langage de programmation Smalltalk-80 et de concepts liés à la programmation orientée objet.</text:p></text:note-body></text:note> <text:span text:style-name="T40">a </text:span>dirig<text:span text:style-name="T24">é</text:span> la conception du premier ordinateur à interface graphique en 1973, tandis qu’Alice Recoque<text:note text:id="ftn9" text:note-class="footnote"><text:note-citation>9</text:note-citation><text:note-body><text:p text:style-name="Footnote">Alice Recoque <text:span text:style-name="T43">(</text:span>1929-2021<text:span text:style-name="T43">)</text:span> est une informaticienne française. Elle s’est notamment illustrée dans le domaine de l’architecture des ordinateurs. Elle a participé au développement du mini-ordinateur CAB500 en 1959, puis est devenue chef de projet du mini-ordinateur Mitra 15, avant de passer à la recherche sur les architectures parallèles et sur l’intelligence artificielle. <text:span text:style-name="T33">E</text:span>n 1978, elle <text:span text:style-name="T43">a </text:span>particip<text:span text:style-name="T43">é</text:span> à la création de la Commission nationale de l’informatique et des libertés (Cnil).</text:p></text:note-body></text:note> a conçu la gamme des mini-ordinateurs Mitra, notamment le Mitra 15 qui a été un très grand succès commercial. On peut souligner que le MIT, dans sa recherche d’excellence, avait eu très tôt une politique d’ouverture à la diversité : entre 1965 et 1985, le nombre d’étudiantes en informatique est passé de 5 % à près de 30 %.</text:p>
      <text:p text:style-name="Text_20_body"><text:span text:style-name="T106">La première société de services en informatique (</text:span><text:span text:style-name="T7">Computer Usage Company</text:span><text:span text:style-name="T106">) a démarré aux États-Unis en 1955 avec une équipe de quatre programmeuses. Trois ans plus tard, Elsie Schutt</text:span><text:span text:style-name="T106"><text:note text:id="ftn10" text:note-class="footnote"><text:note-citation>10</text:note-citation><text:note-body><text:p text:style-name="Footnote">Elsie Shutt (née en 1928) est une programmeuse informatique et entrepreneure américaine qui a fondé <text:span text:style-name="T2">Computations Incorporated</text:span> (CompInc) en 1957, alors qu’elle n’était pas autorisée à travailler à temps partiel à la maison après sa grossesse. Shutt a notamment été l’une des premières femmes à démarrer une entreprise de logiciels non seulement aux États-Unis, mais dans le monde entier.</text:p></text:note-body></text:note></text:span><text:span text:style-name="T106"> </text:span><text:span text:style-name="T108">a </text:span><text:span text:style-name="T106">lanc</text:span><text:span text:style-name="T27">é</text:span><text:span text:style-name="T106"> Computations Inc. pour permettre aux mères de poursuivre une carrière en informatique en travaillant à distance ; cette entreprise </text:span><text:span text:style-name="T27">a</text:span><text:span text:style-name="T106"> dur</text:span><text:span text:style-name="T108">é</text:span><text:span text:style-name="T106"> 50 ans. En 1962, en Grande-Bretagne, Stephanie Shirley</text:span><text:span text:style-name="T106"><text:note text:id="ftn11" text:note-class="footnote"><text:note-citation>11</text:note-citation><text:note-body><text:p text:style-name="Footnote">Stephanie « Steve » Shirley (née <text:span text:style-name="T34">en</text:span> 1933) est une philanthrope et ancienne femme d’affaires britannique avant-gardiste dans le domaine informatique. Dans les années 1960, elle <text:span text:style-name="T44">a</text:span> fond<text:span text:style-name="T44">é</text:span> une société de logiciels et adopt<text:span text:style-name="T44">é</text:span> le nom « Steve » pour l’aider dans le monde des affaires composé essentiellement d’hommes.</text:p></text:note-body></text:note></text:span><text:span text:style-name="T106"> </text:span><text:span text:style-name="T108">a </text:span><text:span text:style-name="T106">fond</text:span><text:span text:style-name="T27">é</text:span><text:span text:style-name="T106"> à 29 ans</text:span> <text:soft-page-break/><text:span text:style-name="T106">Freelance Programmers, avec le même objectif : ce sera une très belle réussite internationale jusqu’à son rachat par Steria en 2007.</text:span></text:p>
      <text:p text:style-name="Standard"><text:span text:style-name="T24">Et c</text:span><text:span text:style-name="T1">omme le rapporte </text:span>Claire L. Evans, <text:span text:style-name="T23">a</text:span>uteure d’un livre sur l’implication des femmes dans l’histoire de l’informatique et d’Internet<text:note text:id="ftn12" text:note-class="footnote"><text:note-citation>12</text:note-citation><text:note-body><text:p text:style-name="Footnote"><text:span text:style-name="T2">Broad Band, The Untold story of the women who made the Internet</text:span>, <text:span text:style-name="T40">2018.</text:span></text:p></text:note-body></text:note><text:span text:style-name="T9">, </text:span><text:span text:style-name="T18">d</text:span><text:span text:style-name="T95">e 1972 à 1985, la filière informatique était la deuxième filière comportant le plus de femmes ingénieures au sein des formations techniques.</text:span></text:p>
      <text:h text:style-name="P32" text:outline-level="2"><text:span text:style-name="T39">T</text:span>ournant des années 80</text:h>
      <text:p text:style-name="P26">Comment la situation s’est-elle alors renversée ? Quels éléments déclencheurs peut-on identifier ? La charnière se situe dans les années 1980, d’abord autour de modalités de recrutement. Pour filtrer la multitude de candidatures qui lui parviennent, une société américaine définit alors le profil psychologique « du bon programmeur ».</text:p>
      <text:p text:style-name="P26">Elle se base sur un échantillon d’hommes travaillant dans un environnement militaire, et présentant deux caractéristiques majeures : une sociabilité un peu moindre que la moyenne et des activités socialement connotées comme masculines. On est loin des années 1940-50 où pour programmer l’on recrutait des personnes patientes, logiques, ayant beaucoup d’imagination, et pratiquant mots croisés, échecs ou tricot !</text:p>
      <text:p text:style-name="P27">Ensuite, les besoins en personnel informatique étant croissants, les salaires étaient relativement élevés. Considérant qu’il était anormal que les codeuses aient une rémunération aussi confortable et qu’il était peu concevable qu’elles encadrent des équipes mixtes, la Grande-Bretagne a, dans le secteur public – leader dans l’informatisation du pays – bloqué la carrière de programmeuses compétentes, expérimentées et motivées, et les nouveaux recrutements vont conduire à masculiniser la profession. <text:span text:style-name="T28">C</text:span><text:span text:style-name="T50">omme le </text:span><text:span text:style-name="T28">dit</text:span><text:span text:style-name="T50"> </text:span><text:span text:style-name="T49">Claire L. Evans,</text:span><text:span text:style-name="T40"> «</text:span><text:span text:style-name="T2"> quand</text:span><text:span text:style-name="T3"> l’informatique a pris de la valeur, les femmes ont dû quitter le terrain </text:span><text:span text:style-name="T10">».</text:span></text:p>
      <text:p text:style-name="Text_20_body">Le troisième facteur <text:span text:style-name="T95">est une prise en main académique, en lien avec l’industrie, excluant les femmes :</text:span> la conférence organisée en 1968 sous l’égide de l’OTAN<text:note text:id="ftn13" text:note-class="footnote"><text:note-citation>13</text:note-citation><text:note-body><text:p text:style-name="Footnote">L’Organisation du traité de l’Atlantique Nord (<text:span text:style-name="T2">North Atlantic Treaty Organization</text:span>) est l’organisation politico-militaire mise en place <text:span text:style-name="T44">en 1949 </text:span>par les pays signataires du traité de l’Atlantique Nord afin de pouvoir remplir leurs obligations de sécurité et de défense collectives.</text:p></text:note-body></text:note> à la demande des « leaders » du domaine informatique qui avaient commencé à comprendre l’importance du logiciel par rapport au matériel, a réuni des spécialistes mondiaux de la programmation, mais aucune femme, p<text:span text:style-name="T109">as même Grace Hopper ou Jean Sammet</text:span><text:span text:style-name="T109"><text:note text:id="ftn14" text:note-class="footnote"><text:note-citation>14</text:note-citation><text:note-body><text:p text:style-name="P3">Jean Sammet (1928-2017), informaticienne américaine, a développé <text:span text:style-name="T41">en 1962</text:span> le langage de programmation FORMAC, le premier langage informatique largement utilisé pour la manipulation symbolique de formules mathématiques. Elle a également <text:span text:style-name="T31">participé au développement</text:span> du langage de programmation COBOL.<text:line-break/>Chez IBM, elle <text:span text:style-name="T41">a </text:span>étudi<text:span text:style-name="T41">é</text:span> l’utilisation de l’anglais en tant que langage de programmation et l’utilisation du langage naturel pour les programmes de mathématiques.</text:p></text:note-body></text:note></text:span>.</text:p>
      <text:p text:style-name="P15"><text:span text:style-name="T95">Les universitaires poussent les industriels à parler de génie logiciel et d’ingénieur logiciel, afin d’élever le niveau perçu, mais le qualificatif d’ingénieur contribue à masculiniser la perception des formations informatiques.</text:span> En cause, la méconnaissance des métiers d’ingénieurs et la crainte des discriminations chez les femmes. Mais aussi <text:span text:style-name="T95">le poids des stéréotypes sexistes </text:span>qui forgent les représentations <text:soft-page-break/>dès la petite enfance. Des préjugés difficiles à combattre. Encore aujourd’hui, les filières scientifiques et techniques demeurent l’apanage<text:note text:id="ftn15" text:note-class="footnote"><text:note-citation>15</text:note-citation><text:note-body><text:p text:style-name="Footnote">Ce qui est le propre de quelqu’un ou de quelque chose.</text:p></text:note-body></text:note> des hommes<text:note text:id="ftn16" text:note-class="footnote"><text:note-citation>16</text:note-citation><text:note-body><text:p text:style-name="P6">En <text:span text:style-name="T54">2017, en </text:span>France, 21 % des ingénieurs étaient des femmes <text:span text:style-name="T54">et </text:span>13 % aux États-Unis.</text:p></text:note-body></text:note>.</text:p>
      <text:p text:style-name="P19"><office:annotation office:name="__Annotation__1816_490141236" loext:resolved="false"><dc:creator>Auteur inconnu</dc:creator><dc:date>2022-11-23T13:47:23.791289194</dc:date><text:p text:style-name="P39"><text:span text:style-name="T112">Peut être un exemple ou un argument</text:span></text:p></office:annotation>D’autre part, souhaitant renforcer le savoir-être dans le secteur, la principale association professionnelle américaine (DPMA, <text:span text:style-name="T2">Data Processing Management Association</text:span>), comportant une écrasante majorité d’hommes, met au point une certification de compétence. Mais, compte tenu des horaires et de la répartition du travail domestique, celle-ci reste, de fait, moins accessible aux femmes.<office:annotation-end office:name="__Annotation__1816_490141236"/></text:p>
      <text:h text:style-name="P32" text:outline-level="2">Le poids de la culture populaire</text:h>
      <text:p text:style-name="Text_20_body"><text:span text:style-name="T95">En 1965, aux États-Unis, on trouve 30 % de femmes en programmation. En 1982, 35 % des emplois d’informaticiens en France sont occupés par des femmes. Alors que l’informatique se diffuse progressivement dans la société, à partir de la fin des années 1960, l’ordinateur intègre la culture populaire, mais dans des mises en scène qui mettent souvent les femmes de côté. </text:span><text:span text:style-name="T106">Dans le film de Stanley Kubrick, </text:span><text:span text:style-name="Emphasis"><text:span text:style-name="T106">2001 : l’Odyssée de l’espace </text:span></text:span><text:span text:style-name="Emphasis"><text:span text:style-name="T19">(1968)</text:span></text:span><text:span text:style-name="T106">, l’ordinateur a une voix masculine et les relations entre humains et ordinateur ne laissent aucune place aux femmes.</text:span></text:p>
      <text:p text:style-name="Text_20_body">Dans les publicités de la fin des années 1970, la cible marketing est celle des cadres, hommes à 80 % en 1985 en France. L’objectif suggéré aux hommes est un peu utilitaire – travailler de chez soi – et, pour une large part, ludique. <text:span text:style-name="T95">Dans les familles, le micro-ordinateur n’entre pas de façon égalitaire </text:span>: les hommes y passent davantage de temps que les femmes, les fils y ont davantage accès que les filles, et sont souvent initiés par leur père.</text:p>
      <text:p text:style-name="Standard"><text:span text:style-name="T95">Quand on commence à acheter des ordinateurs personnels aux enfants, les garçons resteront longtemps privilégiés par rapport aux filles</text:span>. Cette culture d’une certaine pratique de l’ordinateur va s’étendre progressivement, et <text:span text:style-name="T95">contribuer, dans le grand public, à associer informatique et masculin</text:span>. D’autant que le mouvement du logiciel libre, avec ses communautés <text:span text:style-name="T55">sans</text:span> femme, construit la figure du hacker comme le modèle de développeur.</text:p>
      <text:h text:style-name="P32" text:outline-level="2">Algorithmes et biais</text:h>
      <text:p text:style-name="Text_20_body">Enfin, avec leur montée sur les réseaux sociaux, ou pour la génération automatique de publicités, <text:span text:style-name="T95">les algorithmes ont aussi montré qu’ils reproduisaient les </text:span><text:soft-page-break/><text:span text:style-name="T95">biais sexistes</text:span><text:span text:style-name="T95"><text:note text:id="ftn17" text:note-class="footnote"><text:note-citation>17</text:note-citation><text:note-body><text:p text:style-name="Footnote">Afin d’évaluer la performance des algorithmes dans la distribution de la publicité sur les réseaux sociaux, Grazia Cecere, Clara Jean, Fabrice Le Guel et Matthieu Manant, chercheurs en économie, ont mené une campagne publicitaire pour comprendre si l’algorithme reproduit des stéréotypes et des normes sociales observés off-line. Menant une expérience de terrain en 2017 lors de la période de saisie des choix post-bac sur l’ancienne plateforme APB – maintenant Parcoursup –, <text:span text:style-name="T20">les chercheurs ont voulu </text:span><text:span text:style-name="Strong_20_Emphasis"><text:span text:style-name="T20">étudier le comportement d’un algorithme de réseau social chargé de gérer l’affichage des publicités afin d’inciter les plus jeunes à intégrer une école d’ingénieur</text:span></text:span><text:span text:style-name="T20">. </text:span>Précisément, les chercheurs ont conduit simultanément 101 campagnes publicitaires au niveau des lycées – une pour chaque lycée ciblé – sur une période de deux semaines. Cet échantillon de lycées a été divisé aléatoirement en deux groupes au profil identique. Un premier groupe a alors pu visionner un contenu publicitaire dit « neutre » alors que l’autre groupe a été soumis à un contenu « orienté fille ». Bien entendu, aucune instruction préalable quant au ciblage fille/garçon n’a été donnée à l’algorithme. Les chercheurs testent alors l’hypothèse selon laquelle l’algorithme prendrait en compte le « contenu orienté fille » en affichant davantage ce dernier à la population de filles relativement à la population des garçons.<text:line-break/><text:span text:style-name="Strong_20_Emphasis">Résultat de l’étude :</text:span><text:span text:style-name="Strong_20_Emphasis"><text:span text:style-name="T46"> </text:span></text:span><text:span text:style-name="Strong_20_Emphasis"><text:span text:style-name="T47">a</text:span></text:span><text:span text:style-name="Strong_20_Emphasis"><text:span text:style-name="T46">lors</text:span></text:span><text:span text:style-name="Strong_20_Emphasis"><text:span text:style-name="T20"> que les filles entre 18 et 19 ans cliquent davantage sur la publicité, ces dernières ont reçu significativement moins d’impressions</text:span></text:span>. Un résultat surprenant lorsque l’on constate qu’il n’existe pas de différence de prix dans la distribution de la publicité entre filles et garçons. D’autre part, la mise en place de la publicité « orientée fille » s’est conclue par un moindre affichage de la publicité pour l’ensemble des individus, ne suggérant pas une diffusion plus importante auprès des filles comme attendu. <text:span text:style-name="T45">Il y a donc </text:span>une apparente reproduction en ligne des stéréotypes conduisant à une inégalité en termes d’accès à l’information basée sur le genre. Autre résultat important : il ne serait pas possible de contrebalancer ce biais en orientant le contenu de la publicité vers une population plus féminine.</text:p></text:note-body></text:note></text:span><text:span text:style-name="T95">, renforçant la discrimination envers les filles dans l’accès aux formations numériques.</text:span></text:p>
      <text:p text:style-name="P23">Tous ces facteurs font qu’en dix ans les femmes se sont progressivement retirées, et que, malgré diverses initiatives, le mouvement ne s’est pas inversé. Comme elles avaient été peu visibles auparavant, la mémoire collective a oublié les places qu’elles avaient occupées.</text:p>
      <text:h text:style-name="P30" text:outline-level="1">Mouvement d’inclusion</text:h>
      <text:p text:style-name="P16"><text:span text:style-name="T95">L’étude des pays où l’on trouve une parité dans le domaine informatique</text:span> <text:span text:style-name="T110">(Inde, Malaisie, Singapour, Maghreb… :</text:span> l<text:span text:style-name="T95">e manque de femmes dans le digital est un phénomène essentiellement occidental,</text:span> comme le souligne Isabelle Collet, spécialiste des questions de genre et d’éducation), ainsi que <text:span text:style-name="T95">celle des universités ayant obtenu une mixité durable dans ces filières </text:span><text:span text:style-name="T106">(CMU, NTNU, Harvey Mudd College</text:span><text:span text:style-name="T106"><text:note text:id="ftn18" text:note-class="footnote"><text:note-citation>18</text:note-citation><text:note-body><text:p text:style-name="Footnote">Harvey Mudd College (HMC) est un collège privé à Claremont, en Californie.</text:p></text:note-body></text:note></text:span><text:span text:style-name="T106">…)</text:span> montrent <text:span text:style-name="T49">que seul un large mouvement d’inclusion, décliné</text:span> localement, permettra aux femmes de trouver une large place dans les métiers du numérique.</text:p>
      <text:p text:style-name="P14"><office:annotation office:name="__Annotation__1849_490141236" loext:resolved="false"><dc:creator>Auteur inconnu</dc:creator><dc:date>2022-11-23T13:51:37.678046791</dc:date><text:p text:style-name="P39"><text:span text:style-name="T112">Exemple ou argument <text:s/>avec 2universités ( C’est une illustration de l’idée qui précède</text:span></text:p></office:annotation>En 1995, la <text:span text:style-name="T2">Norwegian University of Science and Technology</text:span> (NTNU) constate qu’en dix ans, la part des femmes dans la filière d’étude informatique a chuté de 20 % à 6 %. À la même période, <text:span text:style-name="T2">Carnegie Mellon University</text:span> (CMU) observe que les étudiantes en informatique ne représentent guère plus de 7 % de l’effectif et que leur taux d’abandon est deux fois plus élevé que celui des hommes. Ces deux universités vont alors se lancer dans une opération de grande envergure pour réintroduire la mixité en informatique. NTNU démarre en 1996 une initiative appelée<text:span text:style-name="T2"> Women in Computer Initiative</text:span> (WCI). Un an plus tard, le pourcentage d’étudiantes passe à 38 %, et le comité WCI est pérennisé. À CMU, c’est un programme de recherche-action qui est lancé. Progressivement, le nombre d’étudiantes augmente et atteint 39 % en 2000, avec un taux d’abandon identique pour les deux sexes.<office:annotation-end office:name="__Annotation__1849_490141236"/></text:p>
      <text:p text:style-name="Text_20_body"><text:soft-page-break/><text:span text:style-name="T29">L</text:span><text:span text:style-name="T95">es actions de changement dans les deux universités se </text:span><text:span text:style-name="T97">sont </text:span><text:span text:style-name="T95">développ</text:span><text:span text:style-name="T29">ées</text:span><text:span text:style-name="T95"> dans les trois phases d’un processus d’inclusion :</text:span> 1) « intéresser » : l’intérêt de candidates potentielles est suscité et l’objectif d’inclusion est largement accepté à l’intérieur de l’institution ; 2) «<text:span text:style-name="T95"> </text:span><text:span text:style-name="T29">r</text:span><text:span text:style-name="T95">ecruter </text:span>» : le nombre de candidates recrutées atteint un pourcentage visé, sans susciter d’oppositions internes ; 3) «<text:span text:style-name="T95"> </text:span><text:span text:style-name="T29">s</text:span><text:span text:style-name="T95">ocialiser </text:span>» : les étudiantes participent autant que les étudiants à la vie de l’institution.</text:p>
      <text:p text:style-name="Text_20_body"><office:annotation office:name="__Annotation__1867_490141236" loext:resolved="false"><dc:creator>Auteur inconnu</dc:creator><dc:date>2022-11-23T13:54:02.988381761</dc:date><text:p text:style-name="P39"><text:span text:style-name="T112">Paragraphe montrant un exemple différent</text:span></text:p></office:annotation>NTNU <text:span text:style-name="T97">a mis en place une stratégie d’inspiration différentialiste,</text:span><text:span text:style-name="T45"> représentati</text:span><text:span text:style-name="T26">ve</text:span><text:span text:style-name="T45"> de la façon de faire norvégienne. NTNU </text:span>a déployé un effort important sur la phase « Intéresser » : <text:span text:style-name="T106">campagne publicitaire dans les cinémas, SMS envoyés directement aux filles qui avaient signalé un intérêt, site web, dépliants d’information envoyés dans les lycées, etc.</text:span> Les messages utilisés cherchaient à redéfinir l’image de la discipline en l’opposant à celle des hackers. L’angle d’attaque était clairement différentialiste : les femmes étaient dépeintes comme communicantes, sociables, intéressées par la résolution de problèmes plus que par l’abstraction, ayant une approche globale de l’informatique. En face, les hommes, assimilés aux hackers, étaient montrés comme étroits d’esprit et focalisés sur la technique, à l’aide de messages les tournant en ridicule. Pour le recrutement, NTNU a organisé un <text:span text:style-name="T2">Women’s day</text:span>, où ont été invitées toutes les étudiantes admises dans la filière informatique : <text:span text:style-name="T106">conférences données par des femmes d’entreprise, visite des lieux, mise à contribution d’étudiants incités à se comporter comme des « gentlemen »… </text:span>tout a été mis en œuvre pour convaincre les femmes que l’environnement social était sympathique et qu’elles étaient les bienvenues aussi bien à l’école que dans les métiers des TIC<text:note text:id="ftn19" text:note-class="footnote"><text:note-citation>19</text:note-citation><text:note-body><text:p text:style-name="Footnote">Technologies de l’information et de la communication.</text:p></text:note-body></text:note>. 80 % des femmes qui sont finalement inscrites en informatique ont dit avoir été convaincues par le <text:span text:style-name="T2">Women’s day</text:span>, et la mesure a été pérennisée. Par ailleurs, un système de quota a été instauré : 30 puis 45 places supplémentaires ont été réservées tous les ans aux femmes, pour lesquelles le niveau d’exigence a été abaissé de 10 %. En ce qui concerne la phase « Socialiser », quelques ajustements dans le curriculum ont été réalisés, <text:span text:style-name="T106">par exemple en confiant le cours introductif à une professeure.</text:span> Un module a été ajouté pour contextualiser les enseignements en envoyant les étudiant∙e∙s’interroger des ingénieur∙e∙s en entreprise. Un effort a été fait pour recruter davantage de femmes dans l’équipe pédagogique. Un laboratoire non mixte (Cybele Lab) a été mis en place, avec une assistante d’enseignement à disposition. D’autres actions de socialisation ont porté sur les activités parascolaires, sponsorisées par des entreprises, pour bâtir une communauté de filles : cours de cuisine exotique, week-end de ski gratuit pour les femmes…<office:annotation-end office:name="__Annotation__1867_490141236"/></text:p>
      <text:p text:style-name="Standard"><office:annotation office:name="__Annotation__1887_490141236" loext:resolved="false"><dc:creator>Auteur inconnu</dc:creator><dc:date>2022-11-23T13:55:16.714915639</dc:date><text:p text:style-name="P39"><text:span text:style-name="T112">Paragraphe d’exemple d’une stratégie universitaire</text:span></text:p></office:annotation><text:span text:style-name="T48">CMU </text:span><text:span text:style-name="T98">a adopté </text:span><text:span text:style-name="T95">une approche universalist</text:span><text:span text:style-name="T98">e</text:span><text:span text:style-name="T95"> </text:span><text:span text:style-name="T99">qui </text:span><text:span text:style-name="T95">s’inscrit dans une perspective d’égalité des chances </text:span><text:span text:style-name="T98">et tend à éliminer les a priori concernant les matières et les genres</text:span><text:span text:style-name="T95">. </text:span>L’action majeure de CMU sur la phase « Intéresser » <text:span text:style-name="T25">a été</text:span> d’accueillir entre 1997 et 1999 près de 20 % des enseignant∙e∙s en sciences du secondaire pour leur faire découvrir un nouveau langage de programmation, et de les former simultanément à l’équité entre les sexes, en assurant ensuite une communication avec elles et eux concernant les actions en classe. Dans la phase « Recruter », l’effort décisif <text:span text:style-name="T25">a été</text:span> de changer les critères d’admission en accordant moins d’importance aux connaissances antérieures en informatique. Pour la phase « Socialiser », CMU a entrepris des changements en profondeur. Le cursus a été repensé pour que le contexte et la finalité de la programmation soient plus manifestes, par exemple en engageant les étudiant∙e∙s dans des projets communautaires locaux sans but lucratif. Des cours interdisciplinaires sont proposés permettant à des étudiant∙e∙s de provenances différentes de travailler ensemble, ce qui décloisonnait l’informatique. Des groupes de niveau ont été créés pour que <text:soft-page-break/>tous arrivent au même point, quelles que soient leurs connaissances antérieures. Ces changements ont augmenté la satisfaction des élèves, expérimenté∙e∙s comme débutant∙e∙s, et ont facilité l’intégration des plus novices dans le reste du curriculum. Une attention accrue a été apportée à la pédagogie par la formation des assistant∙e∙s d’éducation. Dans un cours qui, historiquement, mettait en difficulté les femmes et les novices, un tutorat entre pairs a été mis en place. Un cours sur le genre, traitant en particulier de la question des capacités innées ou acquises selon le sexe et expliquant le sens des actions incitatives menées à CMU a été créé, afin de couper court à des soupçons de favoritisme envers des femmes qui n’auraient été admises qu’en raison de leur sexe. Enfin, pour encourager la cohésion et diminuer l’isolement des femmes, un réseau social (entre étudiantes et avec les anciennes) Women@SCS a été mis en place pour développer du mentorat, rendre visibles les opportunités de carrière et encourager le <text:span text:style-name="Emphasis">leadership</text:span> des femmes.<office:annotation-end office:name="__Annotation__1887_490141236"/></text:p>
      <text:section text:style-name="Sect1" text:name="jArticleInside">
        <text:h text:style-name="P31" text:outline-level="1">Intérêt de la présence des femmes dans le numérique</text:h>
        <text:p text:style-name="P24">Ces actions montrent que les femmes ont toute leur place dans le domaine de l’informatique. Or, l’intelligence artificielle et l’industrie du digital transforment profondément notre économie et créent de plus en plus d’opportunités d’emplois durables et à forte valeur ajoutée. Pourquoi se priver de la moitié de ces talents et faire évoluer ce secteur sous un prisme majoritairement masculin ? Le rôle des femmes dans nos futurs écosystèmes technologiques se joue aujourd’hui.</text:p>
        <text:h text:style-name="P32" text:outline-level="2">Enjeux et perspectives</text:h>
        <text:p text:style-name="P12">Le très faible nombre de femmes dans les métiers du numérique présente deux enjeux majeurs :</text:p>
        <text:list xml:id="list1074191907" text:style-name="L2">
          <text:list-item>
            <text:list>
              <text:list-item>
                <text:p text:style-name="P37"><text:span text:style-name="T95">économique : </text:span><text:span text:style-name="T100">l</text:span><text:span text:style-name="T95">e secteur a de plus en plus de difficultés à recruter en nombre suffisant pour mener les transformations numériques indispensables à </text:span><text:span text:style-name="T101">sa</text:span><text:span text:style-name="T95"> compétitivité</text:span>. Atteindre la parité pourrait ainsi générer en France 10 % de PIB supplémentaire d’ici à 2025, d’après le cabinet McKinsey<text:note text:id="ftn20" text:note-class="footnote"><text:note-citation>20</text:note-citation><text:note-body><text:p text:style-name="P10">McKinsey &amp; Company est un cabinet international de conseil en stratégie. <text:span text:style-name="T52">F</text:span>ondé en 1926, McKinsey compte <text:span text:style-name="T52">en 2021 </text:span>plus de 130 bureaux répartis dans 65 pays <text:span text:style-name="T52">et</text:span> est <text:span text:style-name="T52">souvent</text:span> considéré comme le plus prestigieux au monde.</text:p></text:note-body></text:note>. L’industrie digitale se développant, les postes à pourvoir se multiplient. Selon la Direction de l’animation de la recherche, des études et des statistiques (Dares), jusqu’à 212 000 postes par an seront créés d’ici à 2022 en France. Sans <text:span text:style-name="T56">les femmes</text:span>, « <text:span text:style-name="T2">on se passe de la moitié des talents disponibles</text:span>  ». <text:span text:style-name="T95">Le secteur numérique offre une pérennité d’emploi</text:span> (90 % des postes du secteur sont des CDI<text:note text:id="ftn21" text:note-class="footnote"><text:note-citation>21</text:note-citation><text:note-body><text:p text:style-name="P5">Contrat à durée indéterminée.</text:p></text:note-body></text:note>). <text:span text:style-name="T95">Les femmes ont un réel intérêt de saisir leur chance dans un secteur en plein</text:span><text:span text:style-name="T102">e</text:span><text:span text:style-name="T95"> expansion ;</text:span></text:p>
              </text:list-item>
              <text:list-item>
                <text:p text:style-name="P37"><text:span text:style-name="T103">s</text:span><text:span text:style-name="T95">ociétal : une société numérique, qui impacte de plus en plus notre quotidien, ne doit pas être pensée, développée et gouvernée que par des hommes. « </text:span><text:span text:style-name="T8">Cela introduit des biais de genre qui sont dommageables à l’équilibre de la société</text:span><text:span text:style-name="T95">  »,</text:span> relève Henri d’Agrain, Délégué général du @Cigref<text:note text:id="ftn22" text:note-class="footnote"><text:note-citation>22</text:note-citation><text:note-body><text:p text:style-name="Footnote">Le Cigref, association loi de 1901 créée en 1970, est un réseau de grandes entreprises et administrations publiques françaises qui se donnent pour mission de réussir le numérique. <text:span text:style-name="T35">Il</text:span> regroupe près de 150 grandes entreprises et organismes français de tous les secteurs d’activité (banque, assurance, énergie, distribution, industrie, services…). Il représente près de 85 % du CAC 40, et 1/4 de ses membres sont des administrations publiques (Ministère de l’Intérieur, Ministère des Armées, Caisse des Dépôts, etc.).</text:p></text:note-body></text:note>. Le problème se pose no<text:span text:style-name="T49">tamment dans le domaine de </text:span><text:soft-page-break/><text:span text:style-name="T49">l’Intelligence Artificielle, qui repose sur la récolte des données et leur traitement par des algorithmes. Si ces systèmes sont conçus uniquement pa</text:span>r des hommes, « <text:span text:style-name="T2">on injecte dans la récolte des données comme dans leur traitement des biais qui font que les résultats sont erronés  </text:span>»<text:note text:id="ftn23" text:note-class="footnote"><text:note-citation>23</text:note-citation><text:note-body><text:p text:style-name="P8"><text:span text:style-name="T52">Les informaticiennes Timnit Gebru et Joy Buo</text:span><text:span text:style-name="T72">lamwini ont publié en </text:span><text:span text:style-name="T73">2018</text:span><text:span text:style-name="T72"> l’étude </text:span><text:span text:style-name="T67">Gender Shades</text:span><text:span text:style-name="T72"> qui montre les biais des algorithmes de reconnaissance faciale qui reconnaissent moins facilement les personnes de couleur. En particulier, les femmes noires ont 35 % moins de chances d’être reco</text:span><text:span text:style-name="T52">nnues que des hommes blancs.</text:span></text:p></text:note-body></text:note>, explique de son côté Fatiha Gas, Directrice de l’école ESIEA<text:note text:id="ftn24" text:note-class="footnote"><text:note-citation>24</text:note-citation><text:note-body><text:p text:style-name="Footnote">L’École supérieure d’informatique électronique automatique <text:span text:style-name="T53">f</text:span>orme des ingénieurs généralistes dans le domaine des sciences et technologies du numérique.</text:p></text:note-body></text:note> Paris. L’éthique<text:note text:id="ftn25" text:note-class="footnote"><text:note-citation>25</text:note-citation><text:note-body><text:p text:style-name="Footnote">Relatif à la morale, ce qui est moral.</text:p></text:note-body></text:note> de l’algorithme devient un vrai sujet<text:note text:id="ftn26" text:note-class="footnote"><text:note-citation>26</text:note-citation><text:note-body><text:p text:style-name="P9"><text:span text:style-name="T58">En mai 2018, </text:span><text:span text:style-name="T59">la direction de </text:span><text:span text:style-name="T60">Google a </text:span><text:span text:style-name="T59">voulu montrer que l’éthique est un sujet primordial pour l’entreprise. Elle a </text:span><text:span text:style-name="T60">dévoilé les sept principes </text:span><text:span text:style-name="T58">éthiques </text:span><text:span text:style-name="T60">défini</text:span><text:span text:style-name="T61">ssant</text:span><text:span text:style-name="T60"> le développement de ses différents projets d’Intelligence Artificielle</text:span><text:span text:style-name="Emphasis"><text:span text:style-name="T63">, « </text:span></text:span><text:span text:style-name="Strong_20_Emphasis"><text:span text:style-name="T66">des standards concrets</text:span></text:span><text:span text:style-name="Emphasis"><text:span text:style-name="T66"> </text:span></text:span><text:span text:style-name="Emphasis"><text:span text:style-name="T63">qui guide</text:span></text:span><text:span text:style-name="Emphasis"><text:span text:style-name="T60">ront activement </text:span></text:span><text:span text:style-name="Emphasis"><text:span text:style-name="T68">[leurs]</text:span></text:span><text:span text:style-name="Emphasis"><text:span text:style-name="T60"> recherches et le développement de produits, et qui auront un impact sur </text:span></text:span><text:span text:style-name="Emphasis"><text:span text:style-name="T68">[leurs]</text:span></text:span><text:span text:style-name="Emphasis"><text:span text:style-name="T60"> décisions commerciales</text:span></text:span><text:span text:style-name="T60"> », </text:span><text:span text:style-name="T69">a éc</text:span><text:span text:style-name="T60">rit Sundar Pichai, CEO de Google. Chaque IA développée par Google devra<text:line-break/><text:tab/></text:span><text:span text:style-name="T70">•</text:span><text:span text:style-name="T71"> </text:span><text:span text:style-name="T57">être bénéfique socialement ;<text:line-break/><text:tab/></text:span><text:span text:style-name="T70">•</text:span><text:span text:style-name="T71"> </text:span><text:span text:style-name="T57">éviter les impacts injustes sur les gens ;<text:line-break/><text:tab/></text:span><text:span text:style-name="T70">•</text:span><text:span text:style-name="T71"> </text:span><text:span text:style-name="T62">ê</text:span><text:span text:style-name="Strong_20_Emphasis"><text:span text:style-name="T62">tre conçue et testée afin d’éviter des résultats inattendus pouvant présenter des risques</text:span></text:span><text:span text:style-name="T62"> ;<text:line-break/><text:tab/></text:span><text:span text:style-name="T64">•</text:span><text:span text:style-name="T65"> </text:span><text:span text:style-name="T57">permettre de faire des retours et s’accompagner de ressources explicatives ;<text:line-break/><text:tab/></text:span><text:span text:style-name="T70">•</text:span><text:span text:style-name="T71"> </text:span><text:span text:style-name="T57">offrir une transparence et un contrôle sur l’utilisation des données pour respecter la vie privée ;<text:line-break/><text:tab/></text:span><text:span text:style-name="T70">•</text:span><text:span text:style-name="T71"> </text:span><text:span text:style-name="T57">avoir des normes élevées d’excellence scientifique pour pouvoir progresser ;<text:line-break/><text:tab/></text:span><text:span text:style-name="T70">•</text:span><text:span text:style-name="T71"> </text:span><text:span text:style-name="T60">avoir un objectif et une utilisation précis pour éviter les usages nuisibles ou allant à l’encontre de <text:tab/>ces principes.</text:span></text:p></text:note-body></text:note>.</text:p>
              </text:list-item>
            </text:list>
          </text:list-item>
        </text:list>
        <text:h text:style-name="P34" text:outline-level="2">L’inclusion et la diversité pour des organisations éthiques et performantes !</text:h>
        <text:p text:style-name="P11"><text:span text:style-name="T95">Le plafond de verre</text:span><text:span text:style-name="T95"><text:note text:id="ftn27" text:note-class="footnote"><text:note-citation>27</text:note-citation><text:note-body><text:p text:style-name="Footnote">Le plafond de verre (de l’anglais <text:span text:style-name="T2">glass ceiling</text:span>) désigne le fait que, dans une structure hiérarchique, les niveaux supérieurs ne sont pas accessibles à certaines catégories de personnes.</text:p></text:note-body></text:note></text:span><text:span text:style-name="T95"> numérique existe tant qu’on l’entretient, c’est la volonté de chacun qui permettra de le casser. Le secteur a de nombreux atouts : nombreux postes à pourvoir, carrières variées et évolutives dans un secteur qui se transforme très rapidement. Le numérique a besoin de tous </text:span><text:span text:style-name="T104">et de toutes</text:span><text:span text:style-name="T95"> et cette diversité de profils est essentiel</text:span><text:span text:style-name="T105">le</text:span><text:span text:style-name="T95"> pour la bonne santé du secteur à moyen et long terme</text:span><text:span text:style-name="T102">s</text:span><text:span text:style-name="T95">. </text:span>Au-delà de promouvoir le secteur numérique auprès des femmes, l<text:span text:style-name="T95">e sujet de l’inclusion et de la diversité doit faire partie de la réflexion stratégique des entreprises. </text:span>Les organisations qui ont compris cet enjeu sont plus performantes. Toutefois, le simple fait de promouvoir la diversité de ses équipes ne garantit pas automatiquement de <text:span text:style-name="T95">hautes performances,</text:span> selon un article intéressant paru <text:span text:style-name="T51">en mars 2019 </text:span>dans la<text:span text:style-name="T2"> Harvard Business Review</text:span> : « <text:span text:style-name="T8">cela nécessite un leadership inclusif</text:span><text:span text:style-name="T2"> – un leadership qui assure que tous les membres de l’équipe sentent qu’ils sont traités avec respect et équité, qu’ils sont valorisés</text:span> ». Attirer de nouveaux talents issus de la diversité est une évidence, bien les intégrer et les fidéliser fait partie intégrante du processus d’inclusio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pitch="variable"/>
    <style:font-face style:name="Lato1" svg:font-family="Lato" style:font-adornments="Gras" style:font-pitch="variable"/>
    <style:font-face style:name="Lato2" svg:font-family="Lato" style:font-adornments="Normal" style:font-pitch="variable"/>
    <style:font-face style:name="Liberation Serif" svg:font-family="'Liberation Serif'" style:font-family-generic="roman" style:font-pitch="variable"/>
    <style:font-face style:name="Linux Libertine Display O" svg:font-family="'Linux Libertine Display O'" style:font-adornments="Normal"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Norma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1.401cm" style:auto-text-indent="false" style:page-number="auto"/>
      <style:text-properties style:font-name="Lato2" fo:font-family="Lato" style:font-style-name="Normal"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1" fo:font-family="Lato" style:font-style-name="Gras" style:font-pitch="variable" fo:font-size="14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style:contextual-spacing="false" fo:line-height="100%" fo:text-align="justify" style:justify-single-word="false" style:page-number="auto"/>
      <style:text-properties style:font-name="Lato2" fo:font-family="Lato" style:font-style-name="Normal"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2c" loext:opacity="100%" style:font-name="Lato1" fo:font-family="Lato" style:font-style-name="Gras" style:font-pitch="variable" fo:font-size="24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cm" fo:margin-bottom="0.101cm" style:contextual-spacing="false" fo:text-indent="-0.598cm" style:auto-text-indent="false" style:page-number="auto" text:number-lines="false" text:line-number="0"/>
      <style:text-properties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801cm" fo:margin-bottom="0.101cm" style:contextual-spacing="false" style:page-number="auto" fo:padding="0.049cm" fo:border-left="none" fo:border-right="none" fo:border-top="none" fo:border-bottom="1.3pt solid #171668">
        <style:tab-stops/>
      </style:paragraph-properties>
      <style:text-properties fo:color="#000058" loext:opacity="100%" style:font-name="Lato1"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55cm" fo:margin-bottom="0.109cm" style:contextual-spacing="false" fo:text-indent="0.4cm" style:auto-text-indent="false" style:page-number="auto"/>
      <style:text-properties fo:color="#000084" loext:opacity="100%" style:font-name="Lato1"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55cm" fo:margin-bottom="0.101cm" style:contextual-spacing="false" fo:text-indent="0.801cm" style:auto-text-indent="false"/>
      <style:text-properties fo:color="#0000b0" loext:opacity="100%" style:font-name="Lato1"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5cm" fo:margin-bottom="0.109cm" style:contextual-spacing="false" fo:text-indent="1.3cm" style:auto-text-indent="false" style:page-number="auto"/>
      <style:text-properties fo:color="#0000dc" loext:opacity="100%" style:font-name="Lato1"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14155e" loext:opacity="100%" style:font-name="Lato1"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text-properties style:font-name="Lato1" fo:font-family="Lato" style:font-style-name="Gras" style:font-pitch="variable" fo:font-size="11pt"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Lato2" fo:font-family="Lato" style:font-style-name="Normal" style:font-pitch="variable"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ato2" fo:font-family="Lato" style:font-style-name="Normal"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ato2" fo:font-family="Lato" style:font-style-name="Normal" style:font-pitch="variable" fo:font-size="10pt"/>
    </style:style>
    <style:style style:name="Subtitle" style:family="paragraph" style:parent-style-name="Heading" style:next-style-name="Text_20_body" style:class="chapter">
      <style:paragraph-properties fo:margin-left="0cm" fo:margin-right="0cm" fo:margin-top="0.106cm" fo:margin-bottom="0.212cm" style:contextual-spacing="false" fo:text-align="center" style:justify-single-word="false" fo:text-indent="0cm" style:auto-text-indent="false"/>
      <style:text-properties fo:color="#000058" loext:opacity="100%" style:font-name="Lato1" fo:font-family="Lato" style:font-style-name="Gras" style:font-pitch="variable" fo:font-size="22pt" fo:font-weight="bold"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igure" style:family="paragraph" style:parent-style-name="Caption"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4:12:10.073515170</meta:creation-date>
    <dc:title>Cours_Lato</dc:title>
    <meta:editing-duration>PT5H41M13S</meta:editing-duration>
    <meta:editing-cycles>53</meta:editing-cycles>
    <meta:generator>LibreOffice/7.3.7.2$Linux_X86_64 LibreOffice_project/30$Build-2</meta:generator>
    <dc:date>2022-11-30T13:41:13.218168763</dc:date>
    <meta:document-statistic meta:table-count="0" meta:image-count="2" meta:object-count="0" meta:page-count="9" meta:paragraph-count="77" meta:word-count="4535" meta:character-count="29186" meta:non-whitespace-character-count="24719"/>
    <meta:template xlink:type="simple" xlink:actuate="onRequest" xlink:title="Cours_Lato" xlink:href="../../../../../../../../.config/libreoffice/4/user/template/Cours_Lato1.ott" meta:date="2021-12-04T14:12:09.327035919"/>
  </office:meta>
</office:document-meta>
</file>